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ab-stops/>
      </style:paragraph-properties>
    </style:style>
    <style:style style:name="P3" style:family="paragraph" style:parent-style-name="Standard">
      <style:paragraph-properties fo:margin-top="0in" fo:margin-bottom="0in" fo:line-height="100%">
        <style:tab-stops/>
      </style:paragraph-properties>
      <style:text-properties fo:font-weight="bold" style:font-weight-asian="bold" style:font-weight-complex="bold"/>
    </style:style>
    <style:style style:name="P4" style:family="paragraph" style:parent-style-name="Standard">
      <style:paragraph-properties fo:margin-top="0in" fo:margin-bottom="0in" fo:line-height="100%">
        <style:tab-stops/>
      </style:paragraph-properties>
      <style:text-properties fo:font-weight="normal" style:font-weight-asian="normal" style:font-weight-complex="normal"/>
    </style:style>
    <style:style style:name="P5" style:family="paragraph" style:parent-style-name="Standard" style:master-page-name="Standard">
      <style:paragraph-properties fo:margin-top="0in" fo:margin-bottom="0in" fo:line-height="100%" style:page-number="auto"/>
    </style:style>
    <style:style style:name="P6" style:family="paragraph" style:parent-style-name="Standard">
      <style:paragraph-properties fo:margin-top="0in" fo:margin-bottom="0in" fo:line-height="100%">
        <style:tab-stops/>
      </style:paragraph-properties>
      <style:text-properties fo:font-weight="normal" style:font-weight-asian="normal" style:font-weight-complex="normal"/>
    </style:style>
    <style:style style:name="P7" style:family="paragraph" style:parent-style-name="Standard">
      <style:paragraph-properties fo:margin-top="0in" fo:margin-bottom="0in" fo:line-height="100%">
        <style:tab-stops/>
      </style:paragraph-propertie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Semester and Year : 2012, FALL</text:p>
      <text:p text:style-name="P1">2. Course Number : CS-227</text:p>
      <text:p text:style-name="P1">3. Course Title : Linux &amp; System Software</text:p>
      <text:p text:style-name="P1">4. Work Number : LA-04</text:p>
      <text:p text:style-name="P1">5. Work Name : Lab 4</text:p>
      <text:p text:style-name="P1">6. Work Version : Version1</text:p>
      <text:p text:style-name="P1">7. Long Date : Tuesday, <text:s/>4, September, 2012</text:p>
      <text:p text:style-name="P1">8. Author(s) Name(s) : Jake Waffle</text:p>
      <text:p text:style-name="P2"/>
      <text:p text:style-name="P3">Task 2.5: Configure Disk Devices</text:p>
      <text:p text:style-name="P4"/>
      <text:p text:style-name="P3">Identifying Your Hardware</text:p>
      <text:p text:style-name="P4">Linux acts as if all disk devices belong to either the ATA or SCSI category. And ATA disks have device filenames similar to /dev/sda1, while SCSI device filenames are similar to /dev/hda1 ("a" and "1" in each filename are objective.)</text:p>
      <text:p text:style-name="P4"><text:line-break/>After using the df command to check all of the disks on a school computer. It resulted with one disk that falls under the ATA category, a udev filesystem (pseudo-filesystem) and a couple of entries with a filesystem label of "None."</text:p>
      <text:p text:style-name="P4"/>
      <text:p text:style-name="P4">Then I used the command "fdisk -l /dev/sda" to look up sda's partition table. And the resulting table says that there is just a root partition and a swap (which is on an extended partition, which makes it a logical partition I think.)</text:p>
      <text:p text:style-name="P4"/>
      <text:p text:style-name="P4">I also looked up a complete list of SCSI devices by printing /proc/scsi/scsi to the screen (cat /proc/scsi/scsi.) And the resulting text tells me that there are two SCSI devices. One of them is the virtual box hard disk and the other is the cd-rom.</text:p>
      <text:p text:style-name="P4"/>
      <text:p text:style-name="P3">Testing Disk Performance</text:p>
      <text:p text:style-name="P4">I tested the raw disk input/output speed and cached disk input/output speed using command "hdparm -tT /dev/sda". The resulting speeds were 1715.88mb/sec for the cache disk speed and 74.66mb/sec for the raw disk speed.</text:p>
      <text:p text:style-name="P4"/>
      <text:p text:style-name="P3">Tweaking Disk Performance</text:p>
      <text:p text:style-name="P4">The hdparm command also has an option (-X) for changing a disks Direct Memory Access(DMA) transfer mode. And you are able to use sdmax simple DMA level x, mdmax multiwird DMA level x and udmax ultra DMA level x. I did not change any disk's DMA transfer mode to refrain from making unreasonable chang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ask 3.4: Perform System Backups</text:p>
      <text:p text:style-name="P3"/>
      <text:p text:style-name="P3">Selecting Backup Hardware</text:p>
      <text:p text:style-name="P4">The book says that almost anything that stores data can be used as a backup medium (page 130.) But random access devices (CD-ROMS) are faster than sequenctial access devices (tapes.)</text:p>
      <text:p text:style-name="P4"/>
      <text:p text:style-name="P3">Planning a Backup Schedule</text:p>
      <text:p text:style-name="P4">There are different things one needs to keep in mind while planning a backup schedule. The first consideration I'd say is the size of the system that needs backed up. If the system is large, then an incremental backup technique may need to be used instead of a full backup (a full backup may be unnecissary when it needs updated frequently.) Or if the system is small, a full backup should suffice. What needs to be backed up is another – maybe only a single directory.</text:p>
      <text:p text:style-name="P4"/>
      <text:p text:style-name="P3">Choosing Backup Software</text:p>
      <text:p text:style-name="P4">There are complex programs that handle backup scheduling tools and simple commands that can be assessed when choosing backup software. </text:p>
      <text:p text:style-name="P4"/>
      <text:p text:style-name="P4">Command cp is capable of copying a system onto disks, but the command needs to be run by the user each time in order to update the backup (this could simplify each backup update, but requires the backup updates to be applied manually.) </text:p>
      <text:p text:style-name="P4"/>
      <text:p text:style-name="P4">AMANDA is a network-based backup tool that may simplify the backup procedure on a network, but it requires a lot of effort to configure AMANDA on both the backup server and its clients. Backing up a network is probably a lot more complex than just an individuals computer.</text:p>
      <text:p text:style-name="P4"/>
      <text:p text:style-name="P4">The tar command is also used for formatting backed up files to reduce its size (it's comparible to Window's .zip files.)</text:p>
      <text:p text:style-name="P4"/>
      <text:p text:style-name="P3">Preparing Backup Commands</text:p>
      <text:p text:style-name="P4">The tar command is used as an example in the book (page 134) to create a regular backup and an incremental backup of a list of directories and save it on a specified device </text:p>
      <text:p text:style-name="P4"/>
      <text:p text:style-name="P4">(regular command: "tar cvlf /dev/st0 / /home /usr" </text:p>
      <text:p text:style-name="P4">and incremental command: "tar cvplf /dev/st0 –listed-incremental /var/log/incr.dat / /home /usr")</text:p>
      <text:p text:style-name="P4"/>
      <text:p text:style-name="P4">There really isn't much to preparing your backup tar command though. The options are well optional and after looking through them with "tar –help" it's easy to see what is needed or just helpful. Like –create for example, it is needed in order to create a new archive. And –file is needed to select the archive device or file that the new archive will be stored in. --verbose is a common option present in many terminal programs. It is just a generally helpful option to include in a command, because it prints out what the program actually does! And finally –listed-incremental is needed if an incremental backup is what the user is going for. Other than that, the directories to be backed up need to be specified.</text:p>
      <text:p text:style-name="P4"/>
      <text:p text:style-name="P4"/>
      <text:p text:style-name="P4"/>
      <text:p text:style-name="P4"/>
      <text:p text:style-name="P4"/>
      <text:p text:style-name="P4"/>
      <text:p text:style-name="P4"/>
      <text:p text:style-name="P4"/>
      <text:p text:style-name="P4"/>
      <text:p text:style-name="P3"><text:soft-page-break/>Planning a Restore Strategy</text:p>
      <text:p text:style-name="P4">There seems to be two general strategies for system restore. One is to restore the entire system back to a previous state (when it was backed up) and the other is to just fix a part of the system that has been corrupted.</text:p>
      <text:p text:style-name="P4"/>
      <text:p text:style-name="P4">A bootable linux system (like partedMagic) can be used to reimage a system with a backed up image. And it also has tools that can be used to fix just part of the system. These systems are pretty versatile from what I've seen.</text:p>
      <text:p text:style-name="P4">A similar method of doing this could be to just reinstall a minimum system and recover the system with a backed up image.</text:p>
      <text:p text:style-name="P4"/>
      <text:p text:style-name="P4"/>
      <text:p text:style-name="P4">3.8</text:p>
      <text:p text:style-name="P4"/>
      <text:p text:style-name="P4"/>
      <text:p text:style-name="P4"/>
      <text:p text:style-name="P4">4.2</text:p>
      <text:p text:style-name="P4"/>
      <text:p text:style-name="P4">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5M53S</meta:editing-duration>
    <meta:editing-cycles>7</meta:editing-cycles>
    <meta:generator>LibreOffice/3.5$Linux_X86_64 LibreOffice_project/350m1$Build-2</meta:generator>
    <dc:date>2012-09-23T13:39:09</dc:date>
    <dc:creator>Decriment </dc:creator>
    <meta:document-statistic meta:table-count="0" meta:image-count="0" meta:object-count="0" meta:page-count="3" meta:paragraph-count="40" meta:word-count="884" meta:character-count="5001" meta:non-whitespace-character-count="4152"/>
    <meta:user-defined meta:name="Info 1"/>
    <meta:user-defined meta:name="Info 2"/>
    <meta:user-defined meta:name="Info 3"/>
    <meta:user-defined meta:name="Info 4"/>
  </office:meta>
</office:document-meta>
</file>